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e5297" officeooo:paragraph-rsid="000e5297"/>
    </style:style>
    <style:style style:name="P2" style:family="paragraph" style:parent-style-name="Standard" style:list-style-name="L1">
      <style:text-properties officeooo:rsid="000fcb84" officeooo:paragraph-rsid="000fcb84"/>
    </style:style>
    <style:style style:name="P3" style:family="paragraph" style:parent-style-name="Standard">
      <style:text-properties officeooo:rsid="000fcb84" officeooo:paragraph-rsid="000fcb84"/>
    </style:style>
    <style:style style:name="P4" style:family="paragraph" style:parent-style-name="Standard" style:list-style-name="L2">
      <style:text-properties officeooo:rsid="000fcb84" officeooo:paragraph-rsid="000fcb84"/>
    </style:style>
    <style:style style:name="P5" style:family="paragraph" style:parent-style-name="Standard" style:list-style-name="L4">
      <style:text-properties officeooo:rsid="000fcb84" officeooo:paragraph-rsid="000fcb84"/>
    </style:style>
    <style:style style:name="P6" style:family="paragraph" style:parent-style-name="Standard" style:list-style-name="L3">
      <style:text-properties officeooo:paragraph-rsid="000fcb84"/>
    </style:style>
    <style:style style:name="P7" style:family="paragraph" style:parent-style-name="Standard" style:list-style-name="L4">
      <style:text-properties officeooo:rsid="00101ede" officeooo:paragraph-rsid="00101ede"/>
    </style:style>
    <style:style style:name="P8" style:family="paragraph" style:parent-style-name="Standard">
      <style:text-properties officeooo:rsid="00101ede" officeooo:paragraph-rsid="00101ede"/>
    </style:style>
    <style:style style:name="P9" style:family="paragraph" style:parent-style-name="Standard" style:list-style-name="L5">
      <style:text-properties officeooo:rsid="00101ede" officeooo:paragraph-rsid="00101ede"/>
    </style:style>
    <style:style style:name="P10" style:family="paragraph" style:parent-style-name="Standard" style:list-style-name="L6">
      <style:text-properties officeooo:rsid="00120846" officeooo:paragraph-rsid="00120846"/>
    </style:style>
    <style:style style:name="P11" style:family="paragraph" style:parent-style-name="Standard" style:list-style-name="L6">
      <style:text-properties officeooo:rsid="00122663" officeooo:paragraph-rsid="00122663"/>
    </style:style>
    <style:style style:name="P12" style:family="paragraph" style:parent-style-name="Standard">
      <style:text-properties officeooo:rsid="00122663" officeooo:paragraph-rsid="00122663"/>
    </style:style>
    <style:style style:name="P13" style:family="paragraph" style:parent-style-name="Standard">
      <style:text-properties style:text-underline-style="solid" style:text-underline-width="auto" style:text-underline-color="font-color" officeooo:rsid="000e5297" officeooo:paragraph-rsid="000e5297"/>
    </style:style>
    <style:style style:name="P14" style:family="paragraph" style:parent-style-name="Standard" style:list-style-name="L6">
      <style:text-properties officeooo:rsid="0013ce8e" officeooo:paragraph-rsid="0013ce8e"/>
    </style:style>
    <style:style style:name="P15" style:family="paragraph" style:parent-style-name="Standard">
      <style:text-properties officeooo:rsid="0013ce8e" officeooo:paragraph-rsid="0013ce8e"/>
    </style:style>
    <style:style style:name="P16" style:family="paragraph" style:parent-style-name="Standard" style:list-style-name="L7">
      <style:text-properties officeooo:rsid="0013ce8e" officeooo:paragraph-rsid="0013ce8e"/>
    </style:style>
    <style:style style:name="P17" style:family="paragraph" style:parent-style-name="Standard" style:list-style-name="L8">
      <style:text-properties officeooo:rsid="0013ce8e" officeooo:paragraph-rsid="0013ce8e"/>
    </style:style>
    <style:style style:name="P18" style:family="paragraph" style:parent-style-name="Standard" style:list-style-name="L9">
      <style:text-properties officeooo:rsid="0013ce8e" officeooo:paragraph-rsid="0013ce8e"/>
    </style:style>
    <style:style style:name="P19" style:family="paragraph" style:parent-style-name="Standard">
      <style:text-properties officeooo:rsid="0015860a" officeooo:paragraph-rsid="0015860a"/>
    </style:style>
    <style:style style:name="T1" style:family="text">
      <style:text-properties officeooo:rsid="000fcb84"/>
    </style:style>
    <style:style style:name="T2" style:family="text">
      <style:text-properties officeooo:rsid="001226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ules of engagement: molecular arms races between host and viral genomes</text:p>
      <text:p text:style-name="P13">Fred Hutchinson Cancer Research Centre</text:p>
      <text:p text:style-name="P1">Professor Harmit Malik</text:p>
      <text:p text:style-name="P1"/>
      <text:list xml:id="list1446524527" text:style-name="L1">
        <text:list-item>
          <text:p text:style-name="P2">Virus enters cell and has to go through over 100 protein interactions </text:p>
        </text:list-item>
        <text:list-item>
          <text:p text:style-name="P2">Polygenic antivirals vs polygenic viral proteins</text:p>
        </text:list-item>
        <text:list-item>
          <text:p text:style-name="P2">One party is always ‘losing’ </text:p>
          <text:list>
            <text:list-item>
              <text:p text:style-name="P2">There is an evolutionary advantage to be gained by innovation </text:p>
            </text:list-item>
          </text:list>
        </text:list-item>
      </text:list>
      <text:p text:style-name="P3">Aim: to learn the rules of the arms race</text:p>
      <text:list xml:id="list1863899911" text:style-name="L3">
        <text:list-item>
          <text:p text:style-name="P6"><text:span text:style-name="T1">Quantifying innovation in protein coding genes</text:span></text:p>
        </text:list-item>
      </text:list>
      <text:list xml:id="list3019628525" text:style-name="L2">
        <text:list-item>
          <text:p text:style-name="P4">Silent/Synonymous changes vs replacement change</text:p>
        </text:list-item>
        <text:list-item>
          <text:p text:style-name="P4">Assuming natural selection is not affected by silent changes</text:p>
        </text:list-item>
        <text:list-item>
          <text:p text:style-name="P4">Rate of non-synonymous changes is lower than synonymous changes due to selection pressure for functionality </text:p>
        </text:list-item>
        <text:list-item>
          <text:p text:style-name="P4">Lab is exclusively interested in times where non-synonymous gene mutation rate is highest</text:p>
        </text:list-item>
      </text:list>
      <text:p text:style-name="P3">Post-virus situations bounce between the virus winning or the host winning as amino acids are added and removed to change binding affinity of the antiviral and viral proteins. </text:p>
      <text:p text:style-name="P3">Where does positive selection occur? Can that define ‘specificity domains’</text:p>
      <text:p text:style-name="P3"/>
      <text:p text:style-name="P3">Antiviral proton called MxA is an IFN-induced Dynamin-like GTPase</text:p>
      <text:list xml:id="list2491305174" text:style-name="L4">
        <text:list-item>
          <text:p text:style-name="P5">One of the first antivirals discovered in mammals </text:p>
        </text:list-item>
        <text:list-item>
          <text:p text:style-name="P7">Completely reliant on MxA for viral protection </text:p>
        </text:list-item>
        <text:list-item>
          <text:p text:style-name="P7">MxA works against many negative-sense RNA viruses, some Positive-sense RNA viruses, and others</text:p>
        </text:list-item>
        <text:list-item>
          <text:p text:style-name="P7">In each cse it seems to be interacting with a single antiviral proteins</text:p>
        </text:list-item>
        <text:list-item>
          <text:p text:style-name="P7">MxA is an antiviral hybrid (broadly acting despite specificity on binding regions)</text:p>
        </text:list-item>
        <text:list-item>
          <text:p text:style-name="P7">Evolution-guided identification of target region in the antiviral large GTPase MxA </text:p>
          <text:list>
            <text:list-item>
              <text:p text:style-name="P7">He could slide a window, 1 amino acid at a time, to show how selection influences MxA </text:p>
            </text:list-item>
          </text:list>
        </text:list-item>
      </text:list>
      <text:p text:style-name="P8">Tester virus (Thogoto Virus – THOV) insect bourne orthomyxovirus. </text:p>
      <text:list xml:id="list1811683889" text:style-name="L5">
        <text:list-item>
          <text:p text:style-name="P9">Nuclear protein could be considered like the histone</text:p>
        </text:list-item>
        <text:list-item>
          <text:p text:style-name="P9">By producing different MxA proteins and exposing THOV you can see how amino acid addition affects binding</text:p>
        </text:list-item>
        <text:list-item>
          <text:p text:style-name="P9">Human MxA can attack THOV but generally speaking other primates cannot</text:p>
        </text:list-item>
      </text:list>
      <text:p text:style-name="P8">Humans have much greater THOV specificity than the african green monkey</text:p>
      <text:p text:style-name="P8">What is different between the human and green monkey MxA backbones?</text:p>
      <text:list xml:id="list2793204934" text:style-name="L6">
        <text:list-item>
          <text:p text:style-name="P10"><text:span text:style-name="T2">Change of </text:span>3 <text:span text:style-name="T2">human </text:span>amino acids to the green monkey DNA THOV lowered to almost-human levels </text:p>
        </text:list-item>
        <text:list-item>
          <text:p text:style-name="P11">Just one residue in the L4 loop was sufficient to explain all of this difference <text:s/>at position F561V</text:p>
        </text:list-item>
        <text:list-item>
          <text:p text:style-name="P14">No other amino acid seems to work in this context </text:p>
        </text:list-item>
      </text:list>
      <text:p text:style-name="P15">What is the biochemical outcome of this?</text:p>
      <text:list xml:id="list3148174034" text:style-name="L7">
        <text:list-item>
          <text:p text:style-name="P16">Introduction of mouse equivalent that does not defend againt THOV does give antiviral properties when transplanted into green monkies</text:p>
        </text:list-item>
        <text:list-item>
          <text:p text:style-name="P16">L4 positioning my explain large phenotypes of single amino acid changes in MxA </text:p>
        </text:list-item>
        <text:list-item>
          <text:p text:style-name="P16">A number of antivirals work in this ogliomorphic fashion so this is a believable hypothesis</text:p>
        </text:list-item>
      </text:list>
      <text:p text:style-name="P15">This approach can work across a whole panel of antiviral proteins. </text:p>
      <text:p text:style-name="P12"/>
      <text:p text:style-name="P15">What are the evolutionary constraints that influence speficity domain?</text:p>
      <text:p text:style-name="P15">Prospective: create new antivirals</text:p>
      <text:p text:style-name="P15"/>
      <text:p text:style-name="P15">Focusing on Loop L4</text:p>
      <text:list xml:id="list2585833776" text:style-name="L8">
        <text:list-item>
          <text:p text:style-name="P17"><text:soft-page-break/>Used combinatorial mutagenesis to understand and expand antiviral specificities</text:p>
        </text:list-item>
        <text:list-item>
          <text:p text:style-name="P17">Functional distribution of MxA loop L4 variants</text:p>
        </text:list-item>
        <text:list-item>
          <text:p text:style-name="P17">Almost 95% of the variants were worse than WT variants</text:p>
        </text:list-item>
        <text:list-item>
          <text:p text:style-name="P17">there were 4 variants that were slightly higher than we would expect to see</text:p>
        </text:list-item>
        <text:list-item>
          <text:p text:style-name="P17">All of these had a Phe (F), Tyr (Y) or Trp (W) at this position which is the difference between the green monkey and humans</text:p>
        </text:list-item>
        <text:list-item>
          <text:p text:style-name="P17">Fixed F in correct position and re-screened </text:p>
        </text:list-item>
        <text:list-item>
          <text:p text:style-name="P17">Around 65% of variants were as good or better than WT variants</text:p>
        </text:list-item>
      </text:list>
      <text:p text:style-name="P15"/>
      <text:p text:style-name="P15">Focused on three most potent ‘super-restrictor’ MxA variants</text:p>
      <text:list xml:id="list291096673" text:style-name="L9">
        <text:list-item>
          <text:p text:style-name="P18">Increased binding affinity to MxA </text:p>
        </text:list-item>
      </text:list>
      <text:p text:style-name="P15"/>
      <text:p text:style-name="P19">Took WT human MxA and changed Gly to a Quinine</text:p>
      <text:p text:style-name="P19">Change back to a glycine reduces efficacy of MxA binding</text:p>
      <text:p text:style-name="P1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6:49:15.485688677</meta:creation-date>
    <dc:date>2020-04-19T21:29:28.844435925</dc:date>
    <meta:editing-duration>PT9M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579" meta:character-count="3475" meta:non-whitespace-character-count="2962"/>
  </office:meta>
</office:document-meta>
</file>